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Element Name</text:p>
          </table:table-cell>
          <table:table-cell office:value-type="string">
            <text:p>Tye</text:p>
          </table:table-cell>
          <table:table-cell office:value-type="string">
            <text:p>Threat Category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External Interactor</text:p>
          </table:table-cell>
          <table:table-cell office:value-type="string">
            <text:p>C</text:p>
          </table:table-cell>
          <table:table-cell office:value-type="string">
            <text:p>Spoofs a legitimate client to get information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External Interactor</text:p>
          </table:table-cell>
          <table:table-cell office:value-type="string">
            <text:p>I</text:p>
          </table:table-cell>
          <table:table-cell office:value-type="string">
            <text:p>Sends bad data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External Interactor</text:p>
          </table:table-cell>
          <table:table-cell office:value-type="string">
            <text:p>A</text:p>
          </table:table-cell>
          <table:table-cell office:value-type="string">
            <text:p>Consumes resources of other clients</text:p>
          </table:table-cell>
        </table:table-row>
        <table:table-row table:style-name="ro2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C</text:p>
          </table:table-cell>
          <table:table-cell office:value-type="string">
            <text:p>Attacker learns information about users</text:p>
          </table:table-cell>
        </table:table-row>
        <table:table-row table:style-name="ro2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I</text:p>
          </table:table-cell>
          <table:table-cell office:value-type="string">
            <text:p>Attacker modifies the user information</text:p>
          </table:table-cell>
        </table:table-row>
        <table:table-row table:style-name="ro2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I</text:p>
          </table:table-cell>
          <table:table-cell office:value-type="string">
            <text:p>Attacker inserts user information</text:p>
          </table:table-cell>
        </table:table-row>
        <table:table-row table:style-name="ro2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A</text:p>
          </table:table-cell>
          <table:table-cell office:value-type="string">
            <text:p>Removes access to the user information</text:p>
          </table:table-cell>
        </table:table-row>
        <table:table-row table:style-name="ro2">
          <table:table-cell office:value-type="string">
            <text:p>DFD Database</text:p>
          </table:table-cell>
          <table:table-cell office:value-type="string">
            <text:p>Datastore</text:p>
          </table:table-cell>
          <table:table-cell office:value-type="string">
            <text:p>C</text:p>
          </table:table-cell>
          <table:table-cell office:value-type="string">
            <text:p>Attacker gets access to DFD information</text:p>
          </table:table-cell>
        </table:table-row>
        <table:table-row table:style-name="ro2">
          <table:table-cell office:value-type="string">
            <text:p>DFD Database</text:p>
          </table:table-cell>
          <table:table-cell office:value-type="string">
            <text:p>Datastore</text:p>
          </table:table-cell>
          <table:table-cell office:value-type="string">
            <text:p>I</text:p>
          </table:table-cell>
          <table:table-cell office:value-type="string">
            <text:p>Attacker changes DFD information</text:p>
          </table:table-cell>
        </table:table-row>
        <table:table-row table:style-name="ro2">
          <table:table-cell office:value-type="string">
            <text:p>DFD Database</text:p>
          </table:table-cell>
          <table:table-cell office:value-type="string">
            <text:p>Datastore</text:p>
          </table:table-cell>
          <table:table-cell office:value-type="string">
            <text:p>A</text:p>
          </table:table-cell>
          <table:table-cell office:value-type="string">
            <text:p>Attacker reduces or removes access to DFD information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Client ↔ Frontend Dataflows</text:p>
          </table:table-cell>
          <table:table-cell table:number-columns-repeated="3"/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Frontend ↔ Backend</text:p>
          </table:table-cell>
          <table:table-cell table:number-columns-repeated="3"/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Backend ↔ User Model</text:p>
          </table:table-cell>
          <table:table-cell table:number-columns-repeated="3"/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User Model ↔ User Database</text:p>
          </table:table-cell>
          <table:table-cell table:number-columns-repeated="3"/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Backend ↔ DFD Model</text:p>
          </table:table-cell>
          <table:table-cell table:number-columns-repeated="3"/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FD Model ↔ DFD Database</text:p>
          </table:table-cell>
          <table:table-cell table:number-columns-repeated="3"/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</table:table-row>
        <table:table-row table:style-name="ro1" table:number-rows-repeated="104849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Davis</meta:initial-creator>
    <meta:creation-date>2013-10-26T13:25:12</meta:creation-date>
    <dc:date>2013-10-26T21:58:03</dc:date>
    <dc:creator>Eugene Davis</dc:creator>
    <meta:editing-duration>PT19M41S</meta:editing-duration>
    <meta:editing-cycles>2</meta:editing-cycles>
    <meta:generator>LibreOffice/3.6$Linux_X86_64 LibreOffice_project/360m1$Build-2</meta:generator>
    <meta:document-statistic meta:table-count="1" meta:cell-count="242" meta:object-count="0"/>
  </office:meta>
</office:document-meta>
</file>